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15.00%" fo:text-align="center"/>
    </style:style>
    <style:style style:name="P3" style:family="paragraph">
      <style:paragraph-properties fo:line-height="115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15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2">LAB 9</text:span><text:span text:style-name="T3"/></text:p>
      <text:p text:style-name="P3"><text:span text:style-name="T3"/></text:p>
      <text:p text:style-name="P3"><text:span text:style-name="T4">13.Write a C program to simulate the following file organization techniques</text:span></text:p>
      <text:p text:style-name="P3"><text:span text:style-name="T4">a) Single level directory</text:span></text:p>
      <text:p text:style-name="P3"><text:span text:style-name="T4">b) Two level directory</text:span></text:p>
      <text:p text:style-name="P3"><text:span text:style-name="T4">c) Hierarchical</text:span></text:p>
      <text:p text:style-name="P3"><text:span text:style-name="T5"/></text:p>
      <text:p text:style-name="P3"><text:span text:style-name="T6">//SINGLE LEVEL DIRECTORY</text:span><text:span text:style-name="T7"/></text:p>
      <text:p text:style-name="P3"><text:span text:style-name="T7">#include&lt;stdio.h&gt;</text:span></text:p>
      <text:p text:style-name="P3"><text:span text:style-name="T7">struct</text:span></text:p>
      <text:p text:style-name="P3"><text:span text:style-name="T7">{</text:span></text:p>
      <text:p text:style-name="P3"><text:span text:style-name="T7">char dname[10],fname[10][10];</text:span></text:p>
      <text:p text:style-name="P3"><text:span text:style-name="T7">int fcnt;</text:span></text:p>
      <text:p text:style-name="P3"><text:span text:style-name="T7">}dir;</text:span></text:p>
      <text:p text:style-name="P3"><text:span text:style-name="T7">void main()</text:span></text:p>
      <text:p text:style-name="P3"><text:span text:style-name="T7">{</text:span></text:p>
      <text:p text:style-name="P3"><text:span text:style-name="T7">int i,ch;</text:span></text:p>
      <text:p text:style-name="P3"><text:span text:style-name="T7">char f[30];</text:span></text:p>
      <text:p text:style-name="P3"><text:span text:style-name="T7">clrscr();</text:span></text:p>
      <text:p text:style-name="P3"><text:span text:style-name="T7">dir.fcnt = 0;</text:span></text:p>
      <text:p text:style-name="P3"><text:span text:style-name="T7">printf("\nEnter name of directory -- ");</text:span></text:p>
      <text:p text:style-name="P3"><text:span text:style-name="T7">scanf("%s", dir.dname);</text:span></text:p>
      <text:p text:style-name="P3"><text:span text:style-name="T7">while(1)</text:span></text:p>
      <text:p text:style-name="P3"><text:span text:style-name="T7">{</text:span></text:p>
      <text:p text:style-name="P3"><text:span text:style-name="T7">printf("\n\n 1. Create File\t2. Delete File\t3. Search File \n 4. Display Files\t5. Exit\nEnter your choice -- ");</text:span></text:p>
      <text:p text:style-name="P3"><text:span text:style-name="T7">scanf("%d",&amp;ch);</text:span></text:p>
      <text:p text:style-name="P3"><text:span text:style-name="T7">switch(ch)</text:span></text:p>
      <text:p text:style-name="P3"><text:span text:style-name="T7">{</text:span></text:p>
      <text:p text:style-name="P3"><text:span text:style-name="T7">case 1: printf("\n Enter the name of the file -- ");</text:span></text:p>
      <text:p text:style-name="P3"><text:span text:style-name="T7">scanf("%s",dir.fname[dir.fcnt]);</text:span></text:p>
      <text:p text:style-name="P3"><text:span text:style-name="T7">dir.fcnt++;</text:span></text:p>
      <text:p text:style-name="P3"><text:span text:style-name="T7">break;</text:span></text:p>
      <text:p text:style-name="P3"><text:span text:style-name="T7">case 2: printf("\n Enter the name of the file -- ");</text:span></text:p>
      <text:p text:style-name="P3"><text:span text:style-name="T7">scanf("%s",f);</text:span></text:p>
      <text:p text:style-name="P3"><text:span text:style-name="T7">for(i=0;i&lt;dir.fcnt;i++)</text:span></text:p>
      <text:p text:style-name="P3"><text:span text:style-name="T7">{</text:span></text:p>
      <text:p text:style-name="P3"><text:span text:style-name="T7">if(strcmp(f, dir.fname[i])==0)</text:span></text:p>
      <text:p text:style-name="P3"><text:span text:style-name="T7">{</text:span></text:p>
      <text:p text:style-name="P3"><text:span text:style-name="T7">printf("File %s is deleted ",f);</text:span></text:p>
      <text:p text:style-name="P3"><text:span text:style-name="T7">strcpy(dir.fname[i],dir.fname[dir.fcnt-1]);</text:span></text:p>
      <text:p text:style-name="P3"><text:span text:style-name="T7">break;</text:span></text:p>
      <text:p text:style-name="P3"><text:span text:style-name="T7">}</text:span></text:p>
      <text:p text:style-name="P3"><text:span text:style-name="T7">}</text:span></text:p>
      <text:p text:style-name="P3"><text:span text:style-name="T7">if(i==dir.fcnt)</text:span></text:p>
      <text:p text:style-name="P3"><text:span text:style-name="T7">printf("File %s not found",f);</text:span></text:p>
      <text:p text:style-name="P3"><text:span text:style-name="T7">else</text:span></text:p>
      <text:p text:style-name="P3"><text:span text:style-name="T7">dir.fcnt--;</text:span></text:p>
      <text:p text:style-name="P3"><text:span text:style-name="T7">break;</text:span></text:p>
      <text:p text:style-name="P3"><text:span text:style-name="T7">case 3: printf("\n Enter the name of the file -- ");</text:span></text:p>
      <text:p text:style-name="P3"><text:span text:style-name="T7">scanf("%s",f);</text:span></text:p>
      <text:p text:style-name="P3"><text:span text:style-name="T7">for(i=0;i&lt;dir.fcnt;i++)</text:span></text:p>
      <text:p text:style-name="P3"><text:span text:style-name="T7">{</text:span></text:p>
      <text:p text:style-name="P3"><text:span text:style-name="T7">if(strcmp(f, dir.fname[i])==0)</text:span></text:p>
      <text:p text:style-name="P3"><text:span text:style-name="T7">{</text:span></text:p>
      <text:p text:style-name="P3"><text:span text:style-name="T7">printf("File %s is found ", f);</text:span></text:p>
      <text:p text:style-name="P3"><text:span text:style-name="T7">break;</text:span></text:p>
      <text:p text:style-name="P3"><text:span text:style-name="T7">}</text:span></text:p>
      <text:p text:style-name="P3"><text:span text:style-name="T7">}</text:span></text:p>
      <text:p text:style-name="P3"><text:span text:style-name="T7">if(i==dir.fcnt)</text:span></text:p>
      <text:p text:style-name="P3"><text:span text:style-name="T7">printf("File %s not found",f);</text:span></text:p>
      <text:p text:style-name="P3"><text:span text:style-name="T7">break;</text:span></text:p>
      <text:p text:style-name="P3"><text:span text:style-name="T7">case 4: if(dir.fcnt==0)</text:span></text:p>
      <text:p text:style-name="P3"><text:span text:style-name="T7">printf("\n Directory Empty");</text:span></text:p>
      <text:p text:style-name="P3"><text:span text:style-name="T7">else</text:span></text:p>
      <text:p text:style-name="P3"><text:span text:style-name="T7">{</text:span></text:p>
      <text:p text:style-name="P3"><text:span text:style-name="T7">printf("\n The Files are -- ");</text:span></text:p>
      <text:p text:style-name="P3"><text:span text:style-name="T7">for(i=0;i&lt;dir.fcnt;i++)</text:span></text:p>
      <text:p text:style-name="P3"><text:span text:style-name="T7">printf("\t%s",dir.fname[i]);</text:span></text:p>
      <text:p text:style-name="P3"><text:span text:style-name="T7">}</text:span></text:p>
      <text:p text:style-name="P3"><text:span text:style-name="T7">break;</text:span></text:p>
      <text:p text:style-name="P3"><text:span text:style-name="T7">default: exit(0);</text:span></text:p>
      <text:p text:style-name="P3"><text:span text:style-name="T7">}</text:span></text:p>
      <text:p text:style-name="P3"><text:span text:style-name="T7">}</text:span></text:p>
      <text:p text:style-name="P3"><text:span text:style-name="T7">getch();</text:span></text:p>
      <text:p text:style-name="P3"><text:span text:style-name="T7">}</text:span></text:p>
      <text:p text:style-name="P3"><text:span text:style-name="T7"/></text:p>
      <text:p text:style-name="P4"><draw:frame text:anchor-type="as-char" svg:width="116.68mm" svg:height="153.72mm" style:rel-width="scale" style:rel-height="scale"><draw:object-ole xlink:href="OleObj1"/><draw:image xlink:href="ObjectReplacements/OleObj1"/></draw:frame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>//TWO LEVEL DIRECTORY</text:span></text:p>
      <text:p text:style-name="P4"><text:span text:style-name="T7">#include&lt;stdio.h&gt;</text:span></text:p>
      <text:p text:style-name="P4"><text:span text:style-name="T7">struct</text:span></text:p>
      <text:p text:style-name="P4"><text:span text:style-name="T7">{</text:span></text:p>
      <text:p text:style-name="P4"><text:span text:style-name="T7">char dname[10],fname[10][10];</text:span></text:p>
      <text:p text:style-name="P4"><text:span text:style-name="T7">int fcnt;</text:span></text:p>
      <text:p text:style-name="P4"><text:span text:style-name="T7">}dir[10];</text:span></text:p>
      <text:p text:style-name="P4"><text:span text:style-name="T7">void main()</text:span></text:p>
      <text:p text:style-name="P4"><text:span text:style-name="T7">{</text:span></text:p>
      <text:p text:style-name="P4"><text:span text:style-name="T7">int i,ch,dcnt,k;</text:span></text:p>
      <text:p text:style-name="P4"><text:span text:style-name="T7">char f[30], d[30];</text:span></text:p>
      <text:p text:style-name="P4"><text:span text:style-name="T7">dcnt=0;</text:span></text:p>
      <text:p text:style-name="P4"><text:span text:style-name="T7">while(1)</text:span></text:p>
      <text:p text:style-name="P4"><text:span text:style-name="T7">{</text:span></text:p>
      <text:p text:style-name="P4"><text:span text:style-name="T7">printf("\n1. Create Directory\t 2. Create File\t 3. Delete File");</text:span></text:p>
      <text:p text:style-name="P4"><text:span text:style-name="T7">printf("\n 4. Search File \t \t 5. Display \t 6. Exit \n Enter your choice -- ");</text:span></text:p>
      <text:p text:style-name="P4"><text:span text:style-name="T7">scanf("%d",&amp;ch);</text:span></text:p>
      <text:p text:style-name="P4"><text:span text:style-name="T7">switch(ch)</text:span></text:p>
      <text:p text:style-name="P4"><text:span text:style-name="T7">{</text:span></text:p>
      <text:p text:style-name="P4"><text:span text:style-name="T7">case 1: printf("\n Enter name of directory -- ");</text:span></text:p>
      <text:p text:style-name="P4"><text:span text:style-name="T7">scanf("%s", dir[dcnt].dname);</text:span></text:p>
      <text:p text:style-name="P4"><text:span text:style-name="T7">dir[dcnt].fcnt=0;</text:span></text:p>
      <text:p text:style-name="P4"><text:span text:style-name="T7">dcnt++;</text:span></text:p>
      <text:p text:style-name="P4"><text:span text:style-name="T7">printf("Directory created\n");</text:span></text:p>
      <text:p text:style-name="P4"><text:span text:style-name="T7">break;</text:span></text:p>
      <text:p text:style-name="P4"><text:span text:style-name="T7">case 2: printf("\n Enter name of the directory -- ");</text:span></text:p>
      <text:p text:style-name="P4"><text:span text:style-name="T7">scanf("%s",d);</text:span></text:p>
      <text:p text:style-name="P4"><text:span text:style-name="T7">for(i=0;i&lt;dcnt;i++)</text:span></text:p>
      <text:p text:style-name="P4"><text:span text:style-name="T7">if(strcmp(d,dir[i].dname)==0)</text:span></text:p>
      <text:p text:style-name="P4"><text:span text:style-name="T7">{</text:span></text:p>
      <text:p text:style-name="P4"><text:span text:style-name="T7">printf("Enter name of the file -- ");</text:span></text:p>
      <text:p text:style-name="P4"><text:span text:style-name="T7">scanf("%s",dir[i].fname[dir[i].fcnt]);</text:span></text:p>
      <text:p text:style-name="P4"><text:span text:style-name="T7">dir[i].fcnt++;</text:span></text:p>
      <text:p text:style-name="P4"><text:span text:style-name="T7">printf("File created\n");</text:span></text:p>
      <text:p text:style-name="P4"><text:span text:style-name="T7">break;</text:span></text:p>
      <text:p text:style-name="P4"><text:span text:style-name="T7">}</text:span></text:p>
      <text:p text:style-name="P4"><text:span text:style-name="T7">if(i==dcnt)</text:span></text:p>
      <text:p text:style-name="P4"><text:span text:style-name="T7">printf("Directory %s not found\n",d);</text:span></text:p>
      <text:p text:style-name="P4"><text:span text:style-name="T7">break;</text:span></text:p>
      <text:p text:style-name="P4"><text:span text:style-name="T7">case 3: printf("\nEnter name of the directory -- ");</text:span></text:p>
      <text:p text:style-name="P4"><text:span text:style-name="T7">scanf("%s",d);</text:span></text:p>
      <text:p text:style-name="P4"><text:span text:style-name="T7">for(i=0;i&lt;dcnt;i++)</text:span></text:p>
      <text:p text:style-name="P4"><text:span text:style-name="T7">{</text:span></text:p>
      <text:p text:style-name="P4"><text:span text:style-name="T7">if(strcmp(d,dir[i].dname)==0)</text:span></text:p>
      <text:p text:style-name="P4"><text:span text:style-name="T7">{</text:span></text:p>
      <text:p text:style-name="P4"><text:span text:style-name="T7">printf("Enter name of the file -- ");</text:span></text:p>
      <text:p text:style-name="P4"><text:span text:style-name="T7">scanf("%s",f);</text:span></text:p>
      <text:p text:style-name="P4"><text:span text:style-name="T7">for(k=0;k&lt;dir[i].fcnt;k++)</text:span></text:p>
      <text:p text:style-name="P4"><text:span text:style-name="T7">{</text:span></text:p>
      <text:p text:style-name="P4"><text:span text:style-name="T7">if(strcmp(f, dir[i].fname[k])==0)</text:span></text:p>
      <text:p text:style-name="P4"><text:span text:style-name="T7">{</text:span></text:p>
      <text:p text:style-name="P4"><text:span text:style-name="T7">printf("File %s is deleted\n",f);</text:span></text:p>
      <text:p text:style-name="P4"><text:span text:style-name="T7">dir[i].fcnt--;</text:span></text:p>
      <text:p text:style-name="P4"><text:span text:style-name="T7">strcpy(dir[i].fname[k],dir[i].fname[dir[i].fcnt]);</text:span></text:p>
      <text:p text:style-name="P4"><text:span text:style-name="T7">goto jmp;</text:span></text:p>
      <text:p text:style-name="P4"><text:span text:style-name="T7">}</text:span></text:p>
      <text:p text:style-name="P4"><text:span text:style-name="T7">}</text:span></text:p>
      <text:p text:style-name="P4"><text:span text:style-name="T7">printf("File %s not found\n",f);</text:span></text:p>
      <text:p text:style-name="P4"><text:span text:style-name="T7">goto jmp;</text:span></text:p>
      <text:p text:style-name="P4"><text:span text:style-name="T7">}</text:span></text:p>
      <text:p text:style-name="P4"><text:span text:style-name="T7">}</text:span></text:p>
      <text:p text:style-name="P4"><text:span text:style-name="T7">printf("Directory %s not found\n",d);</text:span></text:p>
      <text:p text:style-name="P4"><text:span text:style-name="T7">jmp : break;</text:span></text:p>
      <text:p text:style-name="P4"><text:span text:style-name="T7">case 4: printf("\nEnter name of the directory -- ");</text:span></text:p>
      <text:p text:style-name="P4"><text:span text:style-name="T7">scanf("%s",d);</text:span></text:p>
      <text:p text:style-name="P4"><text:span text:style-name="T7">for(i=0;i&lt;dcnt;i++)</text:span></text:p>
      <text:p text:style-name="P4"><text:span text:style-name="T7">{</text:span></text:p>
      <text:p text:style-name="P4"><text:span text:style-name="T7"/></text:p>
      <text:p text:style-name="P4"><text:span text:style-name="T7">if(strcmp(d,dir[i].dname)==0)</text:span></text:p>
      <text:p text:style-name="P4"><text:span text:style-name="T7">{</text:span></text:p>
      <text:p text:style-name="P4"><text:span text:style-name="T7">printf("Enter the name of the file -- ");</text:span></text:p>
      <text:p text:style-name="P4"><text:span text:style-name="T7">scanf("%s",f);</text:span></text:p>
      <text:p text:style-name="P4"><text:span text:style-name="T7">for(k=0;k&lt;dir[i].fcnt;k++)</text:span></text:p>
      <text:p text:style-name="P4"><text:span text:style-name="T7">{</text:span></text:p>
      <text:p text:style-name="P4"><text:span text:style-name="T7">if(strcmp(f, dir[i].fname[k])==0)</text:span></text:p>
      <text:p text:style-name="P4"><text:span text:style-name="T7">{</text:span></text:p>
      <text:p text:style-name="P4"><text:span text:style-name="T7">printf("File %s is found\n",f);</text:span></text:p>
      <text:p text:style-name="P4"><text:span text:style-name="T7">goto jmp1;</text:span></text:p>
      <text:p text:style-name="P4"><text:span text:style-name="T7">}</text:span></text:p>
      <text:p text:style-name="P4"><text:span text:style-name="T7">}</text:span></text:p>
      <text:p text:style-name="P4"><text:span text:style-name="T7">printf("File %s not found\n",f);</text:span></text:p>
      <text:p text:style-name="P4"><text:span text:style-name="T7">goto jmp1;</text:span></text:p>
      <text:p text:style-name="P4"><text:span text:style-name="T7">}</text:span></text:p>
      <text:p text:style-name="P4"><text:span text:style-name="T7">}</text:span></text:p>
      <text:p text:style-name="P4"><text:span text:style-name="T7">printf("Directory %s not found\n",d);</text:span></text:p>
      <text:p text:style-name="P4"><text:span text:style-name="T7">jmp1: break;</text:span></text:p>
      <text:p text:style-name="P4"><text:span text:style-name="T7">case 5: if(dcnt==0)</text:span></text:p>
      <text:p text:style-name="P4"><text:span text:style-name="T7">printf("\nNo Directory's ");</text:span></text:p>
      <text:p text:style-name="P4"><text:span text:style-name="T7">else</text:span></text:p>
      <text:p text:style-name="P4"><text:span text:style-name="T7">{</text:span></text:p>
      <text:p text:style-name="P4"><text:span text:style-name="T7">printf("\nDirectory\tFiles");</text:span></text:p>
      <text:p text:style-name="P4"><text:span text:style-name="T7">for(i=0;i&lt;dcnt;i++)</text:span></text:p>
      <text:p text:style-name="P4"><text:span text:style-name="T7">{</text:span></text:p>
      <text:p text:style-name="P4"><text:span text:style-name="T7">printf("\n%s\t\t",dir[i].dname);</text:span></text:p>
      <text:p text:style-name="P4"><text:span text:style-name="T7">for(k=0;k&lt;dir[i].fcnt;k++)</text:span></text:p>
      <text:p text:style-name="P4"><text:span text:style-name="T7">printf("\t%s",dir[i].fname[k]);</text:span></text:p>
      <text:p text:style-name="P4"><text:span text:style-name="T7">}</text:span></text:p>
      <text:p text:style-name="P4"><text:span text:style-name="T7">}</text:span></text:p>
      <text:p text:style-name="P4"><text:span text:style-name="T7">break;</text:span></text:p>
      <text:p text:style-name="P4"><text:span text:style-name="T7">default:exit(0);</text:span></text:p>
      <text:p text:style-name="P4"><text:span text:style-name="T7">}</text:span></text:p>
      <text:p text:style-name="P4"><text:span text:style-name="T7">}</text:span></text:p>
      <text:p text:style-name="P4"><text:span text:style-name="T7">}</text:span><draw:frame text:anchor-type="as-char" svg:width="127.00mm" svg:height="186.00mm" style:rel-width="scale" style:rel-height="scale"><draw:object-ole xlink:href="OleObj2"/><draw:image xlink:href="ObjectReplacements/OleObj2"/></draw:frame><text:span text:style-name="T7"/></text:p>
      <text:p text:style-name="P4"><draw:frame text:anchor-type="as-char" svg:width="126.21mm" svg:height="132.03mm" style:rel-width="scale" style:rel-height="scale"><draw:object-ole xlink:href="OleObj3"/><draw:image xlink:href="ObjectReplacements/OleObj3"/></draw:frame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5"><text:span text:style-name="T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